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roid Arabic Naskh" svg:font-family="'Droid Arabic Naskh'" style:font-pitch="variable"/>
    <style:font-face style:name="FreeFarsi" svg:font-family="FreeFars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style:font-name="Droid Arabic Naskh" fo:font-size="13pt" fo:font-weight="bold" officeooo:rsid="0017b80f" officeooo:paragraph-rsid="0017b80f" style:font-size-asian="13pt" style:font-weight-asian="bold" style:font-name-complex="Droid Arabic Naskh" style:font-size-complex="13pt" style:font-weight-complex="bold"/>
    </style:style>
    <style:style style:name="P2" style:family="paragraph" style:parent-style-name="Standard">
      <style:paragraph-properties fo:text-align="justify" style:justify-single-word="false" style:writing-mode="rl-tb"/>
      <style:text-properties style:font-name="Droid Arabic Naskh" fo:font-size="12pt" fo:font-weight="bold" officeooo:rsid="001acbee" officeooo:paragraph-rsid="001acbee" style:font-size-asian="10.5pt" style:font-weight-asian="bold" style:font-name-complex="Droid Arabic Naskh" style:font-size-complex="12pt" style:font-weight-complex="bold"/>
    </style:style>
    <style:style style:name="P3" style:family="paragraph" style:parent-style-name="Standard">
      <style:paragraph-properties fo:text-align="justify" style:justify-single-word="false" style:writing-mode="rl-tb"/>
      <style:text-properties style:font-name="Droid Arabic Naskh" fo:font-size="12pt" officeooo:rsid="0017b80f" officeooo:paragraph-rsid="0017b80f" style:font-size-asian="12pt" style:font-name-complex="Droid Arabic Naskh" style:font-size-complex="12pt"/>
    </style:style>
    <style:style style:name="P4" style:family="paragraph" style:parent-style-name="Standard">
      <style:paragraph-properties fo:text-align="justify" style:justify-single-word="false" style:writing-mode="rl-tb"/>
      <style:text-properties style:font-name="Droid Arabic Naskh" fo:font-size="12pt" officeooo:rsid="0018f069" officeooo:paragraph-rsid="0018f069" style:font-size-asian="12pt" style:font-name-complex="Droid Arabic Naskh" style:font-size-complex="12pt"/>
    </style:style>
    <style:style style:name="P5" style:family="paragraph" style:parent-style-name="Standard">
      <style:paragraph-properties fo:text-align="justify" style:justify-single-word="false" style:writing-mode="rl-tb"/>
      <style:text-properties style:font-name="Droid Arabic Naskh" fo:font-size="12pt" officeooo:rsid="0018f069" officeooo:paragraph-rsid="001c79a4" style:font-size-asian="12pt" style:font-name-complex="Droid Arabic Naskh" style:font-size-complex="12pt"/>
    </style:style>
    <style:style style:name="T1" style:family="text">
      <style:text-properties officeooo:rsid="0018f069"/>
    </style:style>
    <style:style style:name="T2" style:family="text">
      <style:text-properties officeooo:rsid="001c79a4"/>
    </style:style>
    <style:style style:name="T3" style:family="text">
      <style:text-properties officeooo:rsid="001c8faf"/>
    </style:style>
    <style:style style:name="T4" style:family="text">
      <style:text-properties officeooo:rsid="001cd36f"/>
    </style:style>
    <style:style style:name="T5" style:family="text">
      <style:text-properties officeooo:rsid="001d2e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موازی</text:span> سازی یک نرم‌افزار شبیه سازی حرکت آب‌های <text:span text:style-name="T1">زیرزمینی</text:span></text:p>
      <text:p text:style-name="P2">تز کارشناسی ارشد</text:p>
      <text:p text:style-name="P2">محمد علی رستمی</text:p>
      <text:p text:style-name="P3"/>
      <text:p text:style-name="P4">این روزها توان محاسبات کامپیوترهای قوی برای شبیه سازی های واقعی در صنعت استفاده می شود. براساس روش‌های عددی که به صورت ویژه طراحی شده بسیاری از پارامترهای مهم را می‌توان تخمین زد. با اینکه سرعت کامپیوتر ها به سرعت در طول این سال‌ها بیشتر شده است، هنوز محاسبه این‌گونه پارامترها که از شبیه سازی دنیای واقعی می‌آیند بسیار زمانبر است.</text:p>
      <text:p text:style-name="P4"/>
      <text:p text:style-name="P4">در شبیه سازی حرکت آب‌های زیرزمینی محاسبه معادله جریان آب در زیر زمین ساده نمی باشد زیرا که پارامترهای زیرزمینی از قبیل سختی سنگ، شکل حرکت آب، فشار در جاهای مختلف و خیلی <text:s/><text:span text:style-name="T4">های</text:span> دیگر قابل پیدا کردن نمی باشد. دلیل غیر قابل محاسبه بودن این است که نمی‌توان تمام قسمت‌های زمین را با ابزاری حفر کرد و شکل آن را بررسی کرد. در این‌گونه موارد از روش‌های معکوس (Inverse Methods) استفاده می شود. یک مجموعه از این روش‌ها روش‌های مونت کارلو می‌باشد. در روش‌های مونت کارلو معادله مورد نظر (در اینجا معدله جریان)‌ به تعداد زیادی با پارامترهای تصادفی برای زمین محاسبه می‌شود و نتایج محاسبه براساس بعضی دانسته‌های علمی فیلتر می شوند. در انتها تخمینی برای پارامتر های ورودی داده می شود. مشکل این‌گونه روش‌ها زمان محاسبه آن‌ها می‌باشد زیرا که اگه هزاران بار محاسبه معادله جریان مد نظر باشد، هزاران بار زمان محاسبه بیشتر <text:span text:style-name="T5">از زمان محاسبه معادله جریان </text:span>می شود.</text:p>
      <text:p text:style-name="P4"/>
      <text:p text:style-name="P5">نرم‌افزار مورد نظر به نام SHEMAT یک نرم‌افزار محاسبه معادله جریان آب‌های زیر زمینی می‌باشد که سال هاست توسط گروه انرژی دانشگاه آخن استفاده می شود. این نرم‌افزار تا بحال توسط روش <text:span text:style-name="T3">موازی</text:span> سازی حافظه مشترک موازی سازی شده است. <text:span text:style-name="T2">این روش قابلیت اینکه برای تعداد زیادی از هسته های محاسباتی گسترده شود، ندارد. در طول این کارشناسی ارشد روش‌های موازی سازی با حافظه توزیع شده بررسی شد. این روش‌ها باید به گونه‌ای پیاده‌سازی می‌شد که هسته <text:s/>برنامه موجود خیلی تغییر نکند زیرا که تکنولوژی های زیادی در جای جای مختلف کد وجود دارد. در این کارشناسی ارشد دو روش برای این کار ارایه شد که هر کدوم مزایای خود را داشتند. علاوه بر ارایه استراتژی های مختلف هر دوی آن‌ها پیاده‌سازی شدند و درصد سرعت بخشی آن‌ها نیز بررسی شد.</text:span></text:p>
      <text:p text:style-name="P5"><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Droid Arabic Naskh" svg:font-family="'Droid Arabic Naskh'" style:font-pitch="variable"/>
    <style:font-face style:name="FreeFarsi" svg:font-family="FreeFars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5:27:13.625802158</meta:creation-date>
    <dc:date>2016-04-02T17:27:36.845619019</dc:date>
    <meta:editing-duration>PT1H58M38S</meta:editing-duration>
    <meta:editing-cycles>5</meta:editing-cycles>
    <meta:generator>LibreOffice/4.2.8.2$Linux_X86_64 LibreOffice_project/420m0$Build-2</meta:generator>
    <meta:document-statistic meta:table-count="0" meta:image-count="0" meta:object-count="0" meta:page-count="1" meta:paragraph-count="7" meta:word-count="361" meta:character-count="1907" meta:non-whitespace-character-count="1549"/>
  </office:meta>
</office:document-meta>
</file>